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Cantarell" style:font-family-asian="Cantarell" style:font-family-complex="Cantarell" fo:background-color="transparent" fo:color="#000000"/>
    </style:style>
    <style:style style:name="T2" style:family="text">
      <style:text-properties fo:font-size="24.00pt" fo:font-weight="bold" fo:font-family="Cantarell" style:font-family-asian="Cantarell" style:font-family-complex="Cantarell" fo:background-color="transparent" fo:color="#000000"/>
    </style:style>
    <style:style style:name="T3" style:family="text">
      <style:text-properties fo:font-size="24.00pt" fo:font-weight="bold" fo:font-family="Cantarell" style:font-family-asian="Cantarell" style:font-family-complex="Cantarel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1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7.00pt"/>
    </style:style>
    <style:style style:name="P3" style:family="paragraph">
      <style:paragraph-properties fo:line-height="140.00%" fo:text-align="left"/>
    </style:style>
    <style:style style:name="P4" style:family="paragraph">
      <style:paragraph-properties fo:line-height="115.00%" fo:text-align="left" fo:margin-bottom="7.00pt"/>
    </style:style>
    <style:style style:name="P5" style:family="paragraph">
      <style:paragraph-properties fo:line-height="140.00%" fo:text-align="left"/>
    </style:style>
    <text:list-style style:name="L6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6" style:family="paragraph">
      <style:paragraph-properties fo:line-height="140.00%" fo:text-align="left"/>
    </style:style>
    <style:style style:name="P7" style:family="paragraph">
      <style:paragraph-properties fo:line-height="140.00%" fo:text-align="left"/>
    </style:style>
    <style:style style:name="P8" style:family="paragraph">
      <style:paragraph-properties fo:line-height="115.00%" fo:text-align="left" fo:margin-left="35.35pt" fo:text-indent="0.00pt" fo:margin-bottom="7.00pt"/>
    </style:style>
    <style:style style:name="P9" style:family="paragraph">
      <style:paragraph-properties fo:line-height="140.00%" fo:text-align="left"/>
    </style: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40.00%" fo:text-align="left"/>
    </style:style>
    <style:style style:name="P12" style:family="paragraph">
      <style:paragraph-properties fo:line-height="115.00%" fo:text-align="left" fo:margin-bottom="7.00pt"/>
    </style:style>
    <text:list-style style:name="L1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3" style:family="paragraph">
      <style:paragraph-properties fo:line-height="140.00%" fo:text-align="left"/>
    </style:style>
    <style:style style:name="P14" style:family="paragraph">
      <style:paragraph-properties fo:line-height="140.00%" fo:text-align="left"/>
    </style:style>
    <text:list-style style:name="L15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5" style:family="paragraph">
      <style:paragraph-properties fo:line-height="140.00%" fo:text-align="left"/>
    </style:style>
    <style:style style:name="P16" style:family="paragraph">
      <style:paragraph-properties fo:line-height="140.00%" fo:text-align="left"/>
    </style:style>
    <style:style style:name="P17" style:family="paragraph">
      <style:paragraph-properties fo:line-height="140.00%" fo:text-align="left"/>
    </style:style>
    <style:style style:name="P18" style:family="paragraph">
      <style:paragraph-properties fo:line-height="115.00%" fo:text-align="left" fo:margin-bottom="7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bottom="14.15p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/>
    </style:style>
  </office:automatic-styles>
  <office:body>
    <office:text>
      <text:p text:style-name="P1"><text:span text:style-name="T1">TP2<text:s/></text:span><text:span text:style-name="T2">–</text:span><text:span text:style-name="T3"><text:s/>Python y GIT</text:span></text:p>
      <text:p text:style-name="P1"><text:span text:style-name="T4"/></text:p>
      <text:p text:style-name="P2"><text:span text:style-name="T4"/></text:p>
      <text:p text:style-name="P3"><draw:frame text:anchor-type="as-char" svg:width="94.19mm" svg:height="88.11mm" style:rel-width="scale" style:rel-height="scale"><draw:object-ole xlink:href="OleObj1"/><draw:image xlink:href="ObjectReplacements/OleObj1"/></draw:frame><text:span text:style-name="T4"/></text:p>
      <text:p text:style-name="P3"><text:span text:style-name="T5">TP de investigación</text:span></text:p>
      <text:p text:style-name="P3"><text:span text:style-name="T5">Lamentablemente no hay otra forma de aprender Git que no sea usándolo</text:span></text:p>
      <text:p text:style-name="P3"><draw:frame text:anchor-type="as-char" svg:width="45.77mm" svg:height="25.66mm" style:rel-width="scale" style:rel-height="scale"><draw:object-ole xlink:href="OleObj2"/><draw:image xlink:href="ObjectReplacements/OleObj2"/></draw:frame><text:span text:style-name="T7">Te propongo ver los siguientes videos</text:span></text:p>
      <text:p text:style-name="P3"><text:span text:style-name="T7">Tutorial de Git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a xlink:href="https://www.youtube.com/playlist?list=PLTd5ehIj0goMCnj6V5NdzSIHBgrIXckGU"><text:span text:style-name="T9">https://www.youtube.com/playlist?list=PLTd5ehIj0goMCnj6V5NdzSIHBgrIXckGU</text:span></text:a><text:span text:style-name="T10"/></text:p>
      <text:p text:style-name="P3"><text:span text:style-name="T11"/></text:p>
      <text:p text:style-name="P3"><text:span text:style-name="T12">Instala en tu pc<text:s text:c="2"/>GIT desde<text:s/></text:span><text:a xlink:href="https://git-scm.com/"><text:span text:style-name="T14">https://git-scm.com</text:span></text:a><text:span text:style-name="T15"/></text:p>
      <text:p text:style-name="P3"><text:span text:style-name="T16"><text:tab/>y ve a<text:s/></text:span><text:a xlink:href="https://git-scm.com/downloads"><text:span text:style-name="T18">downloads</text:span></text:a><text:span text:style-name="T19"><text:s/>(</text:span><text:a xlink:href="https://git-scm.com/downloads"><text:span text:style-name="T20">https://git-scm.com/downloads</text:span></text:a><text:span text:style-name="T21">)</text:span></text:p>
      <text:p text:style-name="P3"><text:span text:style-name="T22"/></text:p>
      <text:p text:style-name="P3"><text:span text:style-name="T23">Abre una cuenta en un repositorio</text:span></text:p>
      <text:p text:style-name="P3"><text:span text:style-name="T23"><text:tab/>GitLab(Opensource -<text:s/></text:span><text:a xlink:href="https://about.gitlab.com/"><text:span text:style-name="T24">https://about.gitlab.com/</text:span></text:a><text:span text:style-name="T25">) o GitHub (Microsoft -<text:s/></text:span><text:a xlink:href="https://github.com/"><text:span text:style-name="T26">https://github.com/</text:span></text:a><text:span text:style-name="T27">).</text:span></text:p>
      <text:p text:style-name="P3"><text:span text:style-name="T27">Dentro genera un proyecto /trabajos_practicos/</text:span></text:p>
      <text:p text:style-name="P3"><text:span text:style-name="T28"/></text:p>
      <text:p text:style-name="P3"><text:span text:style-name="T29">Volvamos a tu PC</text:span></text:p>
      <text:p text:style-name="P3"><text:span text:style-name="T29">Haz una carpeta trabajos_practicos en tu disco local o servidor local .</text:span></text:p>
      <text:p text:style-name="P3"><text:span text:style-name="T29">Coloca solo este archivo alli (Ahora, antes de modificarlo).</text:span></text:p>
      <text:p text:style-name="P3"><text:span text:style-name="T29">Inicializa git init</text:span></text:p>
      <text:p text:style-name="P3"><text:span text:style-name="T29">coloca tus datos.</text:span></text:p>
      <text:p text:style-name="P3"><text:span text:style-name="T29">Agrega este archivo.- git.add</text:span></text:p>
      <text:p text:style-name="P3"><text:span text:style-name="T29">Haz un commit con tu nombre como comentario.</text:span></text:p>
      <text:p text:style-name="P3"><text:span text:style-name="T29">Haz un push a tu servidor. Con el archivo antes de modificarlo.</text:span></text:p>
      <text:p text:style-name="P4"><text:span text:style-name="T30"/></text:p>
      <text:p text:style-name="P5"><text:span text:style-name="T31">Modifica este archivo con lo que se te pide debajo.</text:span></text:p>
      <text:list text:style-name="L6">
        <text:list-item>
          <text:p text:style-name="P6"><text:span text:style-name="T31">¿Que es git?Es un software para el manejo de control de versiones de nuestro código. </text:span></text:p>
        </text:list-item>
        <text:list-item>
          <text:p text:style-name="P6"><text:span text:style-name="T31">¿Que es github?Es una plataforma de desarrollo colaborativo de software para alojar proyectos utilizando el sistema de control de versiones Git.</text:span></text:p>
        </text:list-item>
        <text:list-item>
          <text:p text:style-name="P6"><text:span text:style-name="T31">¿Que es gitlab?Es un servicio web de control de versiones y desarrollo de software colaborativo basado en Git.</text:span></text:p>
        </text:list-item>
        <text:list-item>
          <text:p text:style-name="P6"><text:span text:style-name="T31">Diferencias: La diferenca en que en gitlab los repositorios privados son gratuitos y en github son pagos.</text:span></text:p>
        </text:list-item>
        <text:list-item>
          <text:p text:style-name="P6"><text:span text:style-name="T31">¿Como se usa y cual es su propósito general? Se usa mediante la web, se usa para proyectos que necesiten varias personas o para que la comunidad pueda ayudarte o mejorar nuestro codigo o vicesersa.</text:span></text:p>
        </text:list-item>
        <text:list-item>
          <text:p text:style-name="P6"><text:span text:style-name="T31">¿Quienes pueden usar sus datos? Si son publicos los pueden usar todos y si son privados solo que nosotros autoricemos.</text:span></text:p>
        </text:list-item>
        <text:list-item>
          <text:p text:style-name="P6"><text:span text:style-name="T31">¿Que proyectos colocarias en github y cuales en gitlab?¿Porque? Colocaria los proyectos privados en gitlab porque es gratuito y colocaria los proyectos publicos en github porque tiene muchos mas usuarios para poder interactuar.</text:span></text:p>
        </text:list-item>
        <text:list-item>
          <text:p text:style-name="P6"><text:span text:style-name="T31">¿Cuales son sus principales comandos?¿ como se usan?</text:span></text:p>
        </text:list-item>
      </text:list>
      <text:p text:style-name="P7"><text:span text:style-name="T31"><text:s text:c="12"/>git init : Para iniciar un proyecto nuevo.</text:span></text:p>
      <text:p text:style-name="P7"><text:span text:style-name="T31"><text:tab/>git status : Para ver el estado de nuestros archivos.</text:span></text:p>
      <text:p text:style-name="P7"><text:span text:style-name="T31"><text:tab/>git add (nombre_del_archivo) : Para agregar un archivo al staging area.</text:span></text:p>
      <text:p text:style-name="P7"><text:span text:style-name="T31"><text:tab/>git commit : Para crear un punto de control de nuestro archivo o codigo.</text:span></text:p>
      <text:p text:style-name="P7"><text:span text:style-name="T31"><text:tab/>git log : Para ver los commit que hemos creado.</text:span></text:p>
      <text:p text:style-name="P7"><text:span text:style-name="T31"><text:tab/>git diff : Para ver la diferencia hechas en el archivo.</text:span></text:p>
      <text:p text:style-name="P7"><text:span text:style-name="T31"><text:tab/>git branch : Para ver o crear las ramas del proyecto.</text:span></text:p>
      <text:p text:style-name="P7"><text:span text:style-name="T31"><text:tab/>git checkout : Para cambiar de rama es la estamos trabajando.</text:span></text:p>
      <text:p text:style-name="P7"><text:span text:style-name="T31"><text:tab/>git remote add (direccion web): Para indicarle donde esta el repositorio al<text:s text:c="2"/><text:tab/>cual vamos a enviar.</text:span></text:p>
      <text:p text:style-name="P7"><text:span text:style-name="T31"><text:tab/>git push : Para ingresar los archivos al repositorio indicado.</text:span></text:p>
      <text:p text:style-name="P7"><text:span text:style-name="T31"><text:tab/>git pull : Para traer las modificaciones de nuestro repositorio remoto</text:span></text:p>
      <text:p text:style-name="P7"><text:span text:style-name="T31"><text:tab/>git merge : Para unir 2 o mas ramas.</text:span></text:p>
      <text:p text:style-name="P7"><text:span text:style-name="T31"><text:tab/></text:span></text:p>
      <text:p text:style-name="P7"><text:span text:style-name="T31"><text:tab/></text:span></text:p>
      <text:p text:style-name="P8"><text:span text:style-name="T32"/></text:p>
      <text:p text:style-name="P9"><text:span text:style-name="T33">Guarda este archivo con los datos que agregaste.</text:span></text:p>
      <text:p text:style-name="P9"><text:span text:style-name="T33">Actualiza este archivo.</text:span></text:p>
      <text:p text:style-name="P9"><text:span text:style-name="T33">Haz un commit con tu nombre como comentario.</text:span></text:p>
      <text:p text:style-name="P9"><text:span text:style-name="T33">Haz un push a tu servidor. Con el archivo ya modificarlo.</text:span></text:p>
      <text:p text:style-name="P9"><text:span text:style-name="T33">Renombra este archivo.</text:span></text:p>
      <text:p text:style-name="P9"><text:span text:style-name="T33">Haz un pull y merge donde bajaras el archivo con el nombre viejo.</text:span></text:p>
      <text:p text:style-name="P10"><text:span text:style-name="T34"/></text:p>
      <text:p text:style-name="P11"><text:span text:style-name="T35">Elijan un proyecto en github o gitlab entre los alumnos.</text:span></text:p>
      <text:p text:style-name="P11"><text:span text:style-name="T35">Suban todos su aporte a ese proyecto y bajen el de los demas, asi pueden tener en local el trabajo de todos.</text:span></text:p>
      <text:p text:style-name="P11"><text:span text:style-name="T35">Editen un archivo con las mejores datos de todos los tp.</text:span></text:p>
      <text:p text:style-name="P11"><text:span text:style-name="T35">Subanlo y hagan un pull request.</text:span></text:p>
      <text:p text:style-name="P11"><text:span text:style-name="T35">Borren sus aportes personales en lo local y en sus proyectos y actualícelo con el archivo generado y mejorado por todo el grupo.</text:span></text:p>
      <text:p text:style-name="P12"><text:span text:style-name="T36"/></text:p>
      <text:list text:style-name="L13">
        <text:list-item>
          <text:p text:style-name="P13"><text:span text:style-name="T37">¿Que utilidad encontrás git? Proporciona una nueva forma de gestionar el código para los desarrolladores. Git es un sistema muy potente de control de versiones que agiliza y facilita el desarrollo especialmente a equipos, pero también a programadores en proyectos individuales.</text:span></text:p>
        </text:list-item>
        <text:list-item>
          <text:p text:style-name="P13"><text:span text:style-name="T37">¿Que ventajas y desventajas tiene usar git como sistema de seguridad?</text:span></text:p>
        </text:list-item>
      </text:list>
      <text:p text:style-name="P14"><text:span text:style-name="T37"><text:tab/>Ventaja: -La integridad de la información está asegurada gracias a su<text:s text:c="4"/><text:tab/>modelo de almacenamiento, que permite predecir este tipo de problemas. En <text:tab/>sistemas tradicionales este era un problema grave.</text:span></text:p>
      <text:p text:style-name="P14"><text:span text:style-name="T37"><text:tab/>- Sistema distribuido, sin un punto central de fallo, que permite el trabajo <text:tab/>incluso sin conexión.</text:span></text:p>
      <text:p text:style-name="P14"><text:span text:style-name="T37"><text:tab/>Desventajas: -Varias formas en las que un autor puede destruir <text:tab/>irrevocablemente el contenido de un repositorio:</text:span></text:p>
      <text:p text:style-name="P14"><text:span text:style-name="T37"/></text:p>
      <text:p text:style-name="P14"><text:span text:style-name="T37"><text:tab/>git add. /… / Git push -f origin master</text:span></text:p>
      <text:p text:style-name="P14"><text:span text:style-name="T37"><text:tab/>git push origin + master</text:span></text:p>
      <text:p text:style-name="P14"><text:span text:style-name="T37"><text:tab/>git rebase -i &lt;alguna confirmación que ya se ha enviado y trabajado desde&gt;<text:s text:c="2"/><text:tab/><text:tab/>/git push</text:span></text:p>
      <text:list text:style-name="L15">
        <text:list-item>
          <text:p text:style-name="P15"><text:span text:style-name="T37">¿Que ventajas y desventajas tiene usar git como sistema de trabajo en grupo?</text:span></text:p>
        </text:list-item>
      </text:list>
      <text:p text:style-name="P16"><text:span text:style-name="T37"><text:tab/>Ventajas: -Cada usuario tiene una copia completa guardada del proyecto, <text:tab/>haciendo que el acceso a la historia de cada uno sea extremadamente <text:tab/>rápida.</text:span></text:p>
      <text:p text:style-name="P16"><text:span text:style-name="T37"><text:tab/>-También significa que cada usuario tiene una copia completa del repositorio, <text:tab/>es decir que si por algún caso alguno queda corrupto, solo los cambios que <text:tab/>hayan sido únicos para ese repositorio serán perdidos.</text:span></text:p>
      <text:p text:style-name="P16"><text:span text:style-name="T37"><text:tab/>Desventajas: -Es más complejo que los sistemas centralizados tradicionales <text:tab/>porque entran en juego más repositorios, más operaciones y más <text:tab/>posibilidades para trabajar en equipo, que hay que decidir.</text:span></text:p>
      <text:p text:style-name="P16"><text:span text:style-name="T37"><text:tab/>-Esta configuración es ideal para un solo programador,si otro programador<text:s text:c="2"/><text:tab/>va a colaborar, hay diversas formas para compartir el código como<text:s text:c="2"/>ramas <text:tab/>remotas. Pero si esa colaboración es de forma permanente o deseas que el <text:tab/>código este accesible a mas desarrolladores es aconsejable el uso de un <text:tab/>repositorio remoto.</text:span></text:p>
      <text:p text:style-name="P16"><text:span text:style-name="T37"/></text:p>
      <text:p text:style-name="P17"><text:span text:style-name="T37">Nota: Ten en cuenta el espacio en disco</text:span></text:p>
      <text:p text:style-name="P17"><text:span text:style-name="T38"/></text:p>
      <text:p text:style-name="P17"><text:span text:style-name="T39">Para finalizar invitame a ver tu trabajo mandándolo a<text:s/></text:span><text:a xlink:href="mailto:cursos.agt@gmail.com"><text:span text:style-name="T41">cursos.agt@gmail.com</text:span></text:a><text:span text:style-name="T42"><text:s/></text:span><text:span text:style-name="T43">o <text:s/></text:span><text:a xlink:href="https://github.com/CursosAGT"><text:span text:style-name="T44">https://github.com/CursosAGT</text:span></text:a><text:span text:style-name="T45"/></text:p>
      <text:p text:style-name="P18"><text:span text:style-name="T46"/></text:p>
      <text:p text:style-name="P18"><text:span text:style-name="T46"/></text:p>
      <text:p text:style-name="P19"><text:span text:style-name="T47">saludos</text:span></text:p>
      <text:p text:style-name="P20"><text:span text:style-name="T48"/></text:p>
      <text:p text:style-name="P20"><text:span text:style-name="T49">-- </text:span></text:p>
      <text:p text:style-name="P21"><text:span text:style-name="T50"><text:s/></text:span><text:span text:style-name="T51">Atte.</text:span></text:p>
      <text:p text:style-name="P21"><text:span text:style-name="T51">García T, Ariel H</text:span></text:p>
      <text:p text:style-name="P21"><text:span text:style-name="T51">Socio Gerente - Presidente </text:span></text:p>
      <text:p text:style-name="P21"><text:span text:style-name="T51">Mithril S.R.L.&amp;</text:span></text:p>
      <text:p text:style-name="P21"><text:span text:style-name="T51">Trading New Technologies SA<text:s text:c="2"/></text:span></text:p>
      <text:p text:style-name="P21"><text:span text:style-name="T51">Laprida 3460 - V.Martelli - Prov. de Bs.As.</text:span></text:p>
      <text:p text:style-name="P21"><text:span text:style-name="T51">+54+11 4137 -6776 (rot + fax)</text:span></text:p>
      <text:p text:style-name="P21"><text:span text:style-name="T51">"Hay 10 tipos de personas, las que piensan en binario y las que no"</text:span></text:p>
      <text:p text:style-name="P21"><text:span text:style-name="T52"/></text:p>
      <text:p text:style-name="P21"><text:span text:style-name="T53">Este mensaje y sus adjuntos son para uso exclusivo del usuario de la dirección de correo electrónico a quien esta dirigido y podrían contener información confidencial. Si usted hubiese recibido por error este mensaje, por favor informe de tal situación inmediatamente a<text:s/></text:span><text:a xlink:href="mailto:admin@tnt-lab.com.ar"><text:span text:style-name="T55">admin@tnt-lab.com.ar</text:span></text:a><text:span text:style-name="T56"><text:s/>y elimínelo de su sistema. No lo copie, reproduzca, distribuya ni revele su contenido.No se garantiza la seguridad o la exactitud de las comunicaciones por Internet debido a que la información podría ser interceptada, modificada, perdida, llegar tarde o contener virus. El emisor, por lo tanto, no acepta responsabilidad por errores u omisiones en el texto de este mensaje que surjan a partir de una transmisión por Internet.</text:span></text:p>
      <text:p text:style-name="P22"><text:span text:style-name="T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